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2B00000154F08CF9D9AD854199.png" manifest:media-type="image/png"/>
  <manifest:file-entry manifest:full-path="Pictures/100046A800001EDC0000232889996908B9D8EBD1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7.643cm" svg:height="8.999cm" svg:x="0cm" svg:y="0.001cm">
          <draw:image xlink:href="Pictures/100046A800001EDC0000232889996908B9D8EBD1.svg" xlink:type="simple" xlink:show="embed" xlink:actuate="onLoad" loext:mime-type="image/svg+xml">
            <text:p/>
          </draw:image>
          <draw:image xlink:href="Pictures/100002010000012B00000154F08CF9D9AD854199.png" xlink:type="simple" xlink:show="embed" xlink:actuate="onLoad" loext:mime-type="image/png"/>
        </draw:frame>
        <draw:frame draw:style-name="gr2" draw:text-style-name="P3" draw:layer="layout" svg:width="1.107cm" svg:height="0.806cm" svg:x="4.443cm" svg:y="3.337cm">
          <draw:text-box>
            <text:p text:style-name="P2"><text:span text:style-name="T1">S1</text:span></text:p>
          </draw:text-box>
        </draw:frame>
        <draw:frame draw:style-name="gr2" draw:text-style-name="P3" draw:layer="layout" svg:width="1.107cm" svg:height="0.806cm" svg:x="4.336cm" svg:y="1.337cm">
          <draw:text-box>
            <text:p text:style-name="P2"><text:span text:style-name="T1">S2</text:span></text:p>
          </draw:text-box>
        </draw:frame>
        <draw:frame draw:style-name="gr2" draw:text-style-name="P3" draw:layer="layout" svg:width="1.107cm" svg:height="0.806cm" svg:x="6.366cm" svg:y="2.143cm">
          <draw:text-box>
            <text:p text:style-name="P2"><text:span text:style-name="T1">S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343cm" fo:margin-bottom="0.343cm" fo:margin-left="0.343cm" fo:margin-right="0.343cm" fo:page-width="7.9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3-06T15:40:09.921738826</dc:date>
    <meta:editing-duration>PT1H13M27S</meta:editing-duration>
    <meta:editing-cycles>1</meta:editing-cycles>
    <meta:document-statistic meta:object-count="4"/>
    <meta:generator>LibreOffice/6.2.8.2$Linux_X86_64 LibreOffice_project/20$Build-2</meta:generator>
  </office:meta>
</office:document-meta>
</file>